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tividade Prática de lógica e algoritmos_ 16/04/26</text:p>
      <text:p text:style-name="Normal">// Lista oficial de alunos<text:line-break/>listaOficial ← ["Ana", "Bruno", "Carlos", "Daniela", "Eduarda"]<text:line-break/><text:line-break/>// Fila de alunos aguardando entrada<text:line-break/>fila ← ["Ana", "João", "Carlos", "Marina", "Eduarda"]<text:line-break/><text:line-break/>índice ← 0<text:line-break/><text:line-break/>// Laço de repetição para percorrer toda a fila<text:line-break/>ENQUANTO índice &lt; tamanho(fila) FAÇA<text:line-break/><text:line-break/>aluno ← fila[índice]<text:line-break/><text:line-break/>// Verificação e decisão<text:line-break/>SE aluno ESTÁ_EM listaOficial ENTÃO<text:line-break/>ESCREVA("Entrada permitida para: " + aluno)<text:line-break/>SENÃO<text:line-break/>ESCREVA("Entrada negada para: " + aluno + " - Nome não encontrado na lista.")<text:line-break/>FIMSE<text:line-break/><text:line-break/>índice ← índice + 1<text:line-break/><text:line-break/>FIMENQUANT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NAN CASSIO MESQUITA AMORIM</meta:initial-creator>
    <dc:creator>RENAN CASSIO MESQUITA AMORIM</dc:creator>
    <meta:creation-date>2026-04-22T23:04:00Z</meta:creation-date>
    <dc:date>2026-04-22T23:05:00Z</dc:date>
    <meta:template xlink:href="Normal" xlink:type="simple"/>
    <meta:editing-cycles>1</meta:editing-cycles>
    <meta:editing-duration>PT60S</meta:editing-duration>
    <meta:document-statistic meta:page-count="1" meta:paragraph-count="1" meta:word-count="91" meta:character-count="583" meta:row-count="4" meta:non-whitespace-character-count="493"/>
  </office:meta>
</office:document-meta>
</file>